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Esther Mitchell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My province is not to elicit sighs and lamentations, but to/ apply a soothing balm to hearts, which grief has lacerated./ <text:s/>A love incomparably greater and deeper than we can nurture,/ watches over our dead. <text:s/>They are safe in God's boundless com-/-passion. <text:s/>They are led on to unutterable delights by the tenderest of paternal/ affection. <text:s/>But we, bereft of their sweet association. <text:s/>We, that/ pine for a look of their countenances, and long, in vain, to give/ a last expression to the intensity of feelings cherished; we do stand/ in need of all the comfort, of all the <text:span text:style-name="T2">tokens of</text:span><text:span text:style-name="T3"> kindliness and/ sympathy, which the creatures of the earth can proffer to their/ fellow-mortals. <text:s/>Those tokens of fraternal sentiments </text:span><text:span text:style-name="T2">O</text:span><text:span text:style-name="T3"> ye O mourners, </text:span><text:span text:style-name="T2">you</text:span><text:span text:style-name="T3"> love/ secured alike from myself--ever moved at the sight of human/ affliction--and from a circle of dear friends, who knew the full/ worth of the departed, and can </text:span><text:span text:style-name="T2">appreciate</text:span><text:span text:style-name="T3"> rightly estimate the extent of your loss./ <text:s/>But the main source of consolation, you bear within your own/ breasts. <text:s/>It is the memory of the past. <text:s/>The tears now/ flowing, speak of filial devotion. <text:s/>They rise from an attachment/ hitherto reverently exhibited towards an object, that death/ has shrouded from your vision. <text:s/>Many a child </text:span><text:span text:style-name="T2">may</text:span><text:span text:style-name="T3"> [?] this touching/ sorrow. <text:s/>He also weeps, but the eyes swell only from remorse./</text:span></text:p>
      <text:p text:style-name="P3"><text:span text:style-name="T3"/></text:p>
      <text:p text:style-name="P3"><text:span text:style-name="T3">[Page 2]</text:span></text:p>
      <text:p text:style-name="P3"><text:span text:style-name="T3">At the side of his parent's coffin, the harrowing thought of/ filial disobedience awakens up, and denies him comfort./ <text:s/>Could he but recall the word harshly spoken, disavow the act, which/ bent the guardians of his life </text:span><text:span text:style-name="T2">under</text:span><text:span text:style-name="T3"> beneath the weight of premature old age,/ Could he!....but unavailing is that late repining. <text:s/>Happy/ they who experiment not. <text:s/>Happy you children of Mistress/ Esther Mitchell. <text:s/>For you </text:span><text:soft-page-break/><text:span text:style-name="T3">gladdened her that gave you birth,/ heeding the counsel of the great moralist, "Hearken unto thy/ father, that hath begotten thee, and despise not thy mother, though/ she be old." <text:s/>The younger among you rivalled[sic!] the older, the son/ vied with the daughter, solely to </text:span><text:span text:style-name="T2">promote</text:span><text:span text:style-name="T3"> enhance the pleasures/ the terrestrial enjoyments of her, whose decease you deplore. <text:s/>She had,/ indeed, every claim to the dutiful</text:span><text:span text:style-name="T2">ness</text:span><text:span text:style-name="T3"> deportment you evinced. <text:s/>For not/ alone were her exertions brought to bear upon your temporal/ advancement, but her example, joined with that of a husband;/ </text:span><text:span text:style-name="T2">rigidly</text:span><text:span text:style-name="T3"> scrupulously observant of the tenets of our faith her </text:span><text:span text:style-name="T2">maternal</text:span><text:span text:style-name="T3"> fitting pious example, reached out </text:span><text:span text:style-name="T2">ut</text:span><text:span text:style-name="T3">/ unto you a spiritual support. <text:s/>By it, you have been up-/-held </text:span><text:span text:style-name="T2">in the</text:span><text:span text:style-name="T3"> amidst vicissitudes, that none of us can eschew; by it,/ you have been distinguished for religious consistency, and the/ effects thereof will I feel assured be notably visible in your posterity./ <text:s/>The pain </text:span><text:span text:style-name="T2">you feel at</text:span><text:span text:style-name="T3"> therefore caused by the separation, must needs be assuaged,/ as you reflect upon the past. <text:s/>Your conduct/</text:span></text:p>
      <text:p text:style-name="P3"><text:span text:style-name="T3"/></text:p>
      <text:p text:style-name="P3"><text:span text:style-name="T3">[Page 3]</text:span></text:p>
      <text:p text:style-name="P3"><text:span text:style-name="T3">changed into flowers many thorns, which may have bent/ your mothers' path, while her own demeanour has open wide/ for her soul the celestial garden of Eden./</text:span></text:p>
      <text:p text:style-name="P3"><text:span text:style-name="T3">Enjoy felicity thou who hast rent asunder the chains of/ mortality. <text:s/>Through the children thou didst rear conform-/-ably to the behests of God, thy lot was cast in pleasant/ places. <text:s/></text:span><text:span text:style-name="T2">The years assigned</text:span><text:span text:style-name="T3"> Filial perversity did not hasten/ senility. <text:s/>The years </text:span><text:span text:style-name="T2">allotted unto destined for</text:span><text:span text:style-name="T3"> apportioned unto us in the nether world, were/ granted unto thee, and the winter of thy age, the hand/ of those who cherish an affection, which will outlive the grave,/ prepared for thee, delights, forcing back the spring of thy existence./ <text:s/>And now that the love of the </text:span><text:span text:style-name="T2">Eternal</text:span><text:span text:style-name="T3"> everlasting Lord is thy incessant/ blissfulness, show thyself exalted in the mind's eye of thy/ dear ones, so that grief may be chased away, and consolation/ come. <text:s/>Aye: my bereaved friends!/ <text:s/>To die the death of Esther Mitchell is to fall peacefully asleep into the/ </text:span><text:span text:style-name="T2">embrace</text:span><text:span text:style-name="T3"> arms of eternity. <text:s/>No agonizing pangs preceded the departure. <text:s/>If conscious-/-ness remained, it was to contemplate the benefit of early teachings/ on a devoted family, and to pray that they may ever yield blessings/ innumerable. <text:s/>To that, the last of maternal supplications,/ are added the earnest wishes of a community in Israel </text:span><text:span text:style-name="T2">we added</text:span><text:span text:style-name="T3">. <text:s/>And/ I, the servant of the God we worship, in common </text:span><text:span text:style-name="T2">are urged for O my friends</text:span><text:span text:style-name="T3"> feel prompted to direct your looks upwards, and/</text:span></text:p>
      <text:p text:style-name="P3"><text:span text:style-name="T3"/></text:p>
      <text:p text:style-name="P3"><text:span text:style-name="T3">[Page 4]</text:span></text:p>
      <text:p text:style-name="P3"><text:span text:style-name="T3">ask that your </text:span><text:span text:style-name="T2">be</text:span><text:span text:style-name="T3"> saddened hearts be comforted, that you may seek and fend abiding/ consolation in the belief, that a good woman a faithful wife, a kind relative fond mother and a sincere Jewess/ has surely met with the promised reward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2:33:34.50</meta:creation-date>
    <meta:document-statistic meta:table-count="0" meta:image-count="0" meta:object-count="0" meta:page-count="3" meta:paragraph-count="70" meta:word-count="925" meta:character-count="5835"/>
    <dc:date>2012-10-31T14:00:56.33</dc:date>
    <meta:editing-duration>PT11M51S</meta:editing-duration>
    <meta:editing-cycles>1</meta:editing-cycles>
    <meta:generator>OpenOffice.org/3.4.1$Win32 OpenOffice.org_project/341m1$Build-9593</meta:generator>
  </office:meta>
</office:document-meta>
</file>